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l 1</text:p>
      <text:p text:style-name="Standard"/>
      <text:list xml:id="list2390223972885100243" text:style-name="L1">
        <text:list-item>
          <text:p text:style-name="P1">Marqueur de taille (1kb)</text:p>
        </text:list-item>
        <text:list-item>
          <text:p text:style-name="P1">H1 cln 1 NcoI PvuII</text:p>
        </text:list-item>
        <text:list-item>
          <text:p text:style-name="P1">H1 cln 2 NcoI PvuII</text:p>
        </text:list-item>
        <text:list-item>
          <text:p text:style-name="P1">H1 cln 6 NcoI PvuII</text:p>
        </text:list-item>
        <text:list-item>
          <text:p text:style-name="P1">H2 cln 2 NcoI PvuII</text:p>
        </text:list-item>
        <text:list-item>
          <text:p text:style-name="P1">H2 cln 4 NcoI PvuII</text:p>
        </text:list-item>
        <text:list-item>
          <text:p text:style-name="P1">H1 Cln1 NcoI</text:p>
        </text:list-item>
        <text:list-item>
          <text:p text:style-name="P1">H1 Cln4 NcoI</text:p>
        </text:list-item>
        <text:list-item>
          <text:p text:style-name="P1">H1 Cln6 NcoI</text:p>
        </text:list-item>
        <text:list-item>
          <text:p text:style-name="P1"><text:s/>Marqueur de taille (1kb)</text:p>
        </text:list-item>
      </text:list>
      <text:p text:style-name="Standard"/>
      <text:p text:style-name="Standard">Gel 2</text:p>
      <text:p text:style-name="Standard"/>
      <text:list xml:id="list332065885149082385" text:style-name="L2">
        <text:list-item>
          <text:p text:style-name="P2">Marqueur de taille (1kb)</text:p>
        </text:list-item>
        <text:list-item>
          <text:p text:style-name="P2">H2 cln2 NcoI</text:p>
        </text:list-item>
        <text:list-item>
          <text:p text:style-name="P2">H2 cln4 NcoI</text:p>
        </text:list-item>
        <text:list-item>
          <text:p text:style-name="P2">H1 cln1 PvuII</text:p>
        </text:list-item>
        <text:list-item>
          <text:p text:style-name="P2">H1 cln4 PvuII</text:p>
        </text:list-item>
        <text:list-item>
          <text:p text:style-name="P2">H1 cln6 PvuII</text:p>
        </text:list-item>
        <text:list-item>
          <text:p text:style-name="P2">H2 cln2 PvuII</text:p>
        </text:list-item>
        <text:list-item>
          <text:p text:style-name="P2">H2 cln4 PvuII</text:p>
        </text:list-item>
        <text:list-item>
          <text:p text:style-name="P2">642 NcoI PvuII</text:p>
        </text:list-item>
        <text:list-item>
          <text:p text:style-name="P2">Marqueur de taille (1kb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uge TEKINSOY</meta:initial-creator>
    <meta:creation-date>2019-07-23T16:06:33</meta:creation-date>
    <meta:document-statistic meta:table-count="0" meta:image-count="0" meta:object-count="0" meta:page-count="1" meta:paragraph-count="22" meta:word-count="98" meta:character-count="383"/>
    <dc:date>2019-07-23T16:13:38</dc:date>
    <dc:creator>Muge TEKINSOY</dc:creator>
    <meta:editing-duration>PT7M5S</meta:editing-duration>
    <meta:editing-cycles>1</meta:editing-cycles>
    <meta:generator>OpenOffice/4.1.6$Unix OpenOffice.org_project/416m1$Build-9790</meta:generator>
  </office:meta>
</office:document-meta>
</file>